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3E000001011CF6D2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Standard">
      <style:paragraph-properties fo:margin-top="0in" fo:margin-bottom="0in" loext:contextual-spacing="false" fo:line-height="0.0138in"/>
    </style:style>
    <style:style style:name="P5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6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P7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2" text:anchor-type="paragraph" svg:x="0.9764in" svg:y="0.0661in" svg:width="2.3118in" svg:height="1.8689in" draw:z-index="1"><draw:image xlink:href="Pictures/100002010000013E000001011CF6D2CC.png" xlink:type="simple" xlink:show="embed" xlink:actuate="onLoad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1" text:anchor-type="paragraph" svg:x="0.9764in" svg:y="0.0661in" svg:width="2.3118in" svg:height="1.8689in" draw:z-index="0"><draw:image xlink:href="Pictures/100002010000013E000001011CF6D2CC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8" text:anchor-type="paragraph" svg:x="0.9764in" svg:y="0.0661in" svg:width="2.3118in" svg:height="1.8689in" draw:z-index="7"><draw:image xlink:href="Pictures/100002010000013E000001011CF6D2CC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3"><draw:frame draw:style-name="fr1" draw:name="Image9" text:anchor-type="paragraph" svg:x="0.9764in" svg:y="0.0661in" svg:width="2.3118in" svg:height="1.8689in" draw:z-index="8"><draw:image xlink:href="Pictures/100002010000013E000001011CF6D2CC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10" text:anchor-type="paragraph" svg:x="0.9764in" svg:y="0.0661in" svg:width="2.3118in" svg:height="1.8689in" draw:z-index="9"><draw:image xlink:href="Pictures/100002010000013E000001011CF6D2CC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7"><draw:frame draw:style-name="fr1" draw:name="Image6" text:anchor-type="paragraph" svg:x="0.9764in" svg:y="0.0661in" svg:width="2.3118in" svg:height="1.8689in" draw:z-index="5"><draw:image xlink:href="Pictures/100002010000013E000001011CF6D2CC.png" xlink:type="simple" xlink:show="embed" xlink:actuate="onLoad"/></draw:frame> <text:s/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5" text:anchor-type="paragraph" svg:x="0.9764in" svg:y="0.0661in" svg:width="2.3118in" svg:height="1.8689in" draw:z-index="4"><draw:image xlink:href="Pictures/100002010000013E000001011CF6D2CC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5"><draw:frame draw:style-name="fr1" draw:name="Image7" text:anchor-type="paragraph" svg:x="0.9764in" svg:y="0.0661in" svg:width="2.3118in" svg:height="1.8689in" draw:z-index="6"><draw:image xlink:href="Pictures/100002010000013E000001011CF6D2CC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6"><draw:frame draw:style-name="fr1" draw:name="Image3" text:anchor-type="paragraph" svg:x="0.9764in" svg:y="0.0661in" svg:width="2.3118in" svg:height="1.8689in" draw:z-index="2"><draw:image xlink:href="Pictures/100002010000013E000001011CF6D2CC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6"><draw:frame draw:style-name="fr1" draw:name="Image4" text:anchor-type="paragraph" svg:x="0.9764in" svg:y="0.0661in" svg:width="2.3118in" svg:height="1.8689in" draw:z-index="3"><draw:image xlink:href="Pictures/100002010000013E000001011CF6D2CC.png" xlink:type="simple" xlink:show="embed" xlink:actuate="onLoad"/></draw:frame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14-12-26T16:39:36</meta:print-date>
    <dc:date>2016-01-18T13:10:22.460000000</dc:date>
    <meta:editing-cycles>29</meta:editing-cycles>
    <dc:subject>Avery Dennison Template</dc:subject>
    <dc:title>Avery Dennison Template</dc:title>
    <meta:editing-duration>P3DT16H55M27S</meta:editing-duration>
    <meta:generator>LibreOffice/5.0.0.5$Windows_x86 LibreOffice_project/1b1a90865e348b492231e1c451437d7a15bb262b</meta:generator>
    <meta:document-statistic meta:table-count="1" meta:image-count="10" meta:object-count="0" meta:page-count="1" meta:paragraph-count="1" meta:word-count="0" meta:character-count="2" meta:non-whitespace-character-count="0"/>
    <meta:template xlink:type="simple" xlink:actuate="onRequest" xlink:title="Normal.dotm" xlink:href=""/>
  </office:meta>
</office:document-meta>
</file>